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officeooo:rsid="0013c727" officeooo:paragraph-rsid="0013c727" style:font-size-asian="15pt" style:font-size-complex="15pt"/>
    </style:style>
    <style:style style:name="P2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3" style:family="paragraph" style:parent-style-name="Preformatted_20_Text">
      <style:paragraph-properties fo:text-align="start" style:justify-single-word="false"/>
      <style:text-properties fo:font-size="15pt" officeooo:rsid="001eee2d" officeooo:paragraph-rsid="001eee2d" style:font-size-asian="15pt" style:font-size-complex="15pt"/>
    </style:style>
    <style:style style:name="P4" style:family="paragraph" style:parent-style-name="Preformatted_20_Text">
      <style:paragraph-properties fo:text-align="start" style:justify-single-word="false"/>
      <style:text-properties fo:font-size="15pt" officeooo:rsid="001eee2d" officeooo:paragraph-rsid="00e5be2d" style:font-size-asian="15pt" style:font-size-complex="15pt"/>
    </style:style>
    <style:style style:name="P5" style:family="paragraph" style:parent-style-name="Preformatted_20_Text">
      <style:paragraph-properties fo:text-align="start" style:justify-single-word="false"/>
      <style:text-properties fo:font-size="15pt" officeooo:rsid="002f7a58" officeooo:paragraph-rsid="002f7a58" style:font-size-asian="15pt" style:font-size-complex="15pt"/>
    </style:style>
    <style:style style:name="P6" style:family="paragraph" style:parent-style-name="Preformatted_20_Text">
      <style:paragraph-properties fo:text-align="start" style:justify-single-word="false"/>
      <style:text-properties fo:font-size="15pt" officeooo:rsid="00c58415" officeooo:paragraph-rsid="00c58415" style:font-size-asian="15pt" style:font-size-complex="15pt"/>
    </style:style>
    <style:style style:name="P7" style:family="paragraph" style:parent-style-name="Preformatted_20_Text">
      <style:paragraph-properties fo:text-align="start" style:justify-single-word="false"/>
      <style:text-properties fo:font-size="15pt" officeooo:rsid="0090aa16" officeooo:paragraph-rsid="008ddef0" style:font-size-asian="15pt" style:font-size-complex="15pt"/>
    </style:style>
    <style:style style:name="P8" style:family="paragraph" style:parent-style-name="Preformatted_20_Text">
      <style:paragraph-properties fo:text-align="center" style:justify-single-word="false"/>
      <style:text-properties fo:font-size="15pt" officeooo:rsid="00da197d" officeooo:paragraph-rsid="00da197d" style:font-size-asian="15pt" style:font-size-complex="15pt"/>
    </style:style>
    <style:style style:name="P9" style:family="paragraph" style:parent-style-name="Preformatted_20_Text">
      <style:paragraph-properties fo:text-align="start" style:justify-single-word="false"/>
      <style:text-properties fo:font-size="15pt" officeooo:rsid="00cca01e" officeooo:paragraph-rsid="00cca01e" style:font-size-asian="15pt" style:font-size-complex="15pt"/>
    </style:style>
    <style:style style:name="P10" style:family="paragraph" style:parent-style-name="Preformatted_20_Text">
      <style:paragraph-properties fo:text-align="start" style:justify-single-word="false"/>
      <style:text-properties fo:font-size="15pt" officeooo:rsid="00cca01e" officeooo:paragraph-rsid="00e5be2d" style:font-size-asian="15pt" style:font-size-complex="15pt"/>
    </style:style>
    <style:style style:name="P11" style:family="paragraph" style:parent-style-name="Preformatted_20_Text">
      <style:paragraph-properties fo:text-align="start" style:justify-single-word="false"/>
      <style:text-properties fo:font-size="15pt" officeooo:rsid="00e34bf3" officeooo:paragraph-rsid="00e34bf3" style:font-size-asian="15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size="15pt" officeooo:rsid="00e34bf3" officeooo:paragraph-rsid="00e5be2d" style:font-size-asian="15pt" style:font-size-complex="15pt"/>
    </style:style>
    <style:style style:name="P13" style:family="paragraph" style:parent-style-name="Preformatted_20_Text">
      <style:paragraph-properties fo:text-align="start" style:justify-single-word="false"/>
      <style:text-properties fo:font-size="15pt" officeooo:rsid="00e511ab" officeooo:paragraph-rsid="00e34bf3" style:font-size-asian="15pt" style:font-size-complex="15pt"/>
    </style:style>
    <style:style style:name="P14" style:family="paragraph" style:parent-style-name="Preformatted_20_Text">
      <style:paragraph-properties fo:text-align="start" style:justify-single-word="false"/>
      <style:text-properties fo:font-size="15pt" officeooo:rsid="00e602d7" officeooo:paragraph-rsid="00e602d7" style:font-size-asian="15pt" style:font-size-complex="15pt"/>
    </style:style>
    <style:style style:name="P15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16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1eee2d" style:font-size-asian="15pt" style:font-size-complex="15pt"/>
    </style:style>
    <style:style style:name="P17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e5be2d" style:font-size-asian="15pt" style:font-size-complex="15pt"/>
    </style:style>
    <style:style style:name="P18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2e69e6" officeooo:paragraph-rsid="002e69e6" style:font-size-asian="15pt" style:font-size-complex="15pt"/>
    </style:style>
    <style:style style:name="P19" style:family="paragraph" style:parent-style-name="Preformatted_20_Text">
      <style:paragraph-properties fo:text-align="start" style:justify-single-word="false"/>
      <style:text-properties fo:font-size="15pt" style:text-underline-style="none" officeooo:rsid="0013c727" officeooo:paragraph-rsid="0013c727" style:font-size-asian="15pt" style:font-size-complex="15pt"/>
    </style:style>
    <style:style style:name="P20" style:family="paragraph" style:parent-style-name="Preformatted_20_Text">
      <style:paragraph-properties fo:text-align="start" style:justify-single-word="false"/>
      <style:text-properties fo:font-size="15pt" style:text-underline-style="none" officeooo:rsid="00b379ee" officeooo:paragraph-rsid="002f7a58" style:font-size-asian="15pt" style:font-size-complex="15pt"/>
    </style:style>
    <style:style style:name="P21" style:family="paragraph" style:parent-style-name="Preformatted_20_Text">
      <style:paragraph-properties fo:text-align="start" style:justify-single-word="false"/>
      <style:text-properties fo:font-size="13pt" officeooo:rsid="0090aa16" officeooo:paragraph-rsid="009ebe46" style:font-size-asian="13pt" style:font-size-complex="13pt"/>
    </style:style>
    <style:style style:name="T1" style:family="text">
      <style:text-properties officeooo:rsid="003e9b1c"/>
    </style:style>
    <style:style style:name="T2" style:family="text">
      <style:text-properties officeooo:rsid="006dcb42"/>
    </style:style>
    <style:style style:name="T3" style:family="text">
      <style:text-properties officeooo:rsid="00a54ba8"/>
    </style:style>
    <style:style style:name="T4" style:family="text">
      <style:text-properties style:text-position="super 58%" officeooo:rsid="00e0fc2f"/>
    </style:style>
    <style:style style:name="T5" style:family="text">
      <style:text-properties style:text-position="0% 100%" officeooo:rsid="00e0fc2f"/>
    </style:style>
    <style:style style:name="T6" style:family="text">
      <style:text-properties officeooo:rsid="00dc483d"/>
    </style:style>
    <style:style style:name="T7" style:family="text">
      <style:text-properties officeooo:rsid="00dfb29a"/>
    </style:style>
    <style:style style:name="T8" style:family="text">
      <style:text-properties officeooo:rsid="00e0fc2f"/>
    </style:style>
    <style:style style:name="T9" style:family="text">
      <style:text-properties officeooo:rsid="00e1bb34"/>
    </style:style>
    <style:style style:name="T10" style:family="text">
      <style:text-properties officeooo:rsid="00e602d7"/>
    </style:style>
    <style:style style:name="T11" style:family="text">
      <style:text-properties officeooo:rsid="00e9fa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Xtreme Türkiye Kampı: Gün <text:span text:style-name="T3">2</text:span></text:p>
      <text:p text:style-name="P8">EZSORU</text:p>
      <text:p text:style-name="P2"/>
      <text:p text:style-name="P15">Problem</text:p>
      <text:p text:style-name="P2"><text:tab/><text:span text:style-name="T6">Size n ve k şeklinde iki sayı veriliyor.</text:span></text:p>
      <text:p text:style-name="P2"><text:tab/><text:span text:style-name="T6">n’i tam bölen k. pozitif tamsayıyı bastırınız. Eğer n’i tam bölen k adet pozitif tamsayı yoksa bunu -1 basarak belirtiniz.</text:span></text:p>
      <text:p text:style-name="P19"/>
      <text:p text:style-name="P15">Input</text:p>
      <text:p text:style-name="P2"><text:tab/><text:span text:style-name="T7">Input bir testten oluşmaktadır.(n k)</text:span></text:p>
      <text:p text:style-name="P2"><text:tab/><text:span text:style-name="T8">1 &lt;= n &lt;= 10</text:span><text:span text:style-name="T4">15</text:span><text:span text:style-name="T5"><text:tab/>1&lt;= k &lt;= 10</text:span><text:span text:style-name="T4">9</text:span></text:p>
      <text:p text:style-name="P6"/>
      <text:p text:style-name="P15">Output</text:p>
      <text:p text:style-name="P2"><text:tab/><text:span text:style-name="T9">n’i tam bölen k. pozitif tamsayıyı bastırınız. Eğer böyle bir sayı yoksa -1 bastırınız.</text:span></text:p>
      <text:p text:style-name="P2"/>
      <text:p text:style-name="P16">Örnek Input</text:p>
      <text:p text:style-name="P9"><text:span text:style-name="T11">12</text:span> 2</text:p>
      <text:p text:style-name="P3"/>
      <text:p text:style-name="P16">Örnek Output</text:p>
      <text:p text:style-name="P11">2</text:p>
      <text:p text:style-name="P13"/>
      <text:p text:style-name="P17">Örnek Input</text:p>
      <text:p text:style-name="P10"><text:span text:style-name="T11">7</text:span> <text:span text:style-name="T11">4</text:span></text:p>
      <text:p text:style-name="P4"/>
      <text:p text:style-name="P17">Örnek Output</text:p>
      <text:p text:style-name="P12">-<text:span text:style-name="T10">1</text:span></text:p>
      <text:p text:style-name="P12"/>
      <text:p text:style-name="P17">Örnek Input</text:p>
      <text:p text:style-name="P10"><text:span text:style-name="T11">30</text:span> 5</text:p>
      <text:p text:style-name="P10"/>
      <text:p text:style-name="P4"/>
      <text:p text:style-name="P17">Örnek Output</text:p>
      <text:p text:style-name="P14">6</text:p>
      <text:p text:style-name="P7"/>
      <text:p text:style-name="P21"/>
      <text:p text:style-name="P18">Time Limit</text:p>
      <text:p text:style-name="P5">C/C++/<text:span text:style-name="T1">Java</text:span>: <text:span text:style-name="T2">1 saniye, Python: 2 saniye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8T00:20:13.493741456</dc:date>
    <meta:editing-duration>PT2H52S</meta:editing-duration>
    <meta:editing-cycles>146</meta:editing-cycles>
    <meta:generator>LibreOffice/5.1.4.2$Linux_X86_64 LibreOffice_project/10m0$Build-2</meta:generator>
    <meta:document-statistic meta:table-count="0" meta:image-count="0" meta:object-count="0" meta:page-count="1" meta:paragraph-count="24" meta:word-count="94" meta:character-count="504" meta:non-whitespace-character-count="429"/>
  </office:meta>
</office:document-meta>
</file>